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officeooo:rsid="00002064" officeooo:paragraph-rsid="00002064"/>
    </style:style>
    <style:style style:name="P2" style:family="paragraph" style:parent-style-name="Standard">
      <style:paragraph-properties fo:text-align="center" style:justify-single-word="false"/>
      <style:text-properties officeooo:rsid="00002064" officeooo:paragraph-rsid="00002064"/>
    </style:style>
    <style:style style:name="P3" style:family="paragraph" style:parent-style-name="Standard">
      <style:text-properties fo:font-style="italic" officeooo:rsid="00002064" officeooo:paragraph-rsid="00002064" style:font-style-asian="italic" style:font-style-complex="italic"/>
    </style:style>
    <style:style style:name="P4" style:family="paragraph" style:parent-style-name="Standard">
      <style:text-properties officeooo:rsid="00018e9c" officeooo:paragraph-rsid="00018e9c"/>
    </style:style>
    <style:style style:name="P5" style:family="paragraph" style:parent-style-name="Standard">
      <style:text-properties officeooo:rsid="00018e9c" officeooo:paragraph-rsid="000201fb"/>
    </style:style>
    <style:style style:name="P6" style:family="paragraph" style:parent-style-name="Standard">
      <style:text-properties officeooo:rsid="000201fb" officeooo:paragraph-rsid="000201fb"/>
    </style:style>
    <style:style style:name="P7" style:family="paragraph" style:parent-style-name="Standard">
      <style:text-properties officeooo:rsid="0002e8e9" officeooo:paragraph-rsid="0002e8e9"/>
    </style:style>
    <style:style style:name="P8" style:family="paragraph" style:parent-style-name="Standard">
      <style:text-properties officeooo:rsid="00038ad2" officeooo:paragraph-rsid="00038ad2"/>
    </style:style>
    <style:style style:name="P9" style:family="paragraph" style:parent-style-name="Heading_20_3">
      <style:paragraph-properties fo:break-before="page"/>
    </style:style>
    <style:style style:name="T1" style:family="text">
      <style:text-properties style:text-position="super 58%"/>
    </style:style>
    <style:style style:name="T2" style:family="text">
      <style:text-properties officeooo:rsid="00018e9c"/>
    </style:style>
    <style:style style:name="T3" style:family="text">
      <style:text-properties officeooo:rsid="000201fb"/>
    </style:style>
    <style:style style:name="T4" style:family="text">
      <style:text-properties fo:font-size="10pt" style:font-size-asian="10pt" style:font-size-complex="10pt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officeooo:rsid="00018e9c" style:font-style-asian="italic" style:font-style-complex="itali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itle">Duality in Path Semantical Logic</text:p>
      <text:p text:style-name="P2">by Sven Nilsen, 2020</text:p>
      <text:p text:style-name="P1"/>
      <text:p text:style-name="P3">In this paper I show that duality in Path Semantical Logic is obtained by swapping level order.</text:p>
      <text:p text:style-name="P1"/>
      <text:p text:style-name="P1">Duality<text:span text:style-name="T1"><text:reference-ref text:reference-format="text" text:ref-name="dual">[1]</text:reference-ref></text:span> is a correspondence between the properties of a category<text:span text:style-name="T1"><text:reference-ref text:reference-format="text" text:ref-name="category theory">[2]</text:reference-ref></text:span> `C`<text:line-break/>and the dual properties of the opposite category<text:span text:style-name="T1"><text:reference-ref text:reference-format="text" text:ref-name="opposite category">[3]</text:reference-ref></text:span> `C<text:span text:style-name="T1">op</text:span>`.</text:p>
      <text:p text:style-name="P1"/>
      <text:p text:style-name="P1">In Path Semantical Logic<text:span text:style-name="T1"><text:reference-ref text:reference-format="text" text:ref-name="path semantical logic">[4]</text:reference-ref></text:span>, propositions<text:span text:style-name="T1"><text:reference-ref text:reference-format="text" text:ref-name="propositional calculus">[5]</text:reference-ref></text:span> are grouped into levels.</text:p>
      <text:p text:style-name="P1">An equality at level `N+1` propagates into equality at level `N`.</text:p>
      <text:p text:style-name="P1"/>
      <text:p text:style-name="P1">Therefore, it is natural to investigate whether Path Semantical Logic has an interpretation where <text:span text:style-name="T5">dual</text:span> equality at <text:span text:style-name="T6">dual</text:span><text:span text:style-name="T2"> </text:span>level `N` propagates into <text:span text:style-name="T5">dual</text:span> equality at <text:span text:style-name="T6">dual</text:span><text:span text:style-name="T2"> </text:span>level `N+1`.</text:p>
      <text:p text:style-name="P1"/>
      <text:p text:style-name="P1">One approach to obtain a such duality <text:span text:style-name="T2">for level 0 and 1</text:span>, is to reverse the order <text:span text:style-name="T2">in the interpretation</text:span>:</text:p>
      <text:p text:style-name="P1"/>
      <text:p text:style-name="P1"><text:tab/>type (level 0)<text:tab/><text:tab/>=&gt;<text:tab/><text:tab/><text:span text:style-name="T2">dual </text:span>type (level 1)</text:p>
      <text:p text:style-name="P1"><text:tab/>variable (level 1)<text:tab/>=&gt;<text:tab/><text:tab/><text:span text:style-name="T2">dual </text:span>variable (level 0)</text:p>
      <text:p text:style-name="P1"/>
      <text:p text:style-name="P7">The <text:span text:style-name="T5">dual</text:span> level 0 is level 1 and the <text:span text:style-name="T5">dual</text:span> level 1 is 0.</text:p>
      <text:p text:style-name="P4">The <text:span text:style-name="T5">dual</text:span> standard notation of `a(A)` becomes `A(a)`.</text:p>
      <text:p text:style-name="P4"/>
      <text:p text:style-name="P6">Similarly, when one writes the arguments grouped by levels in a proof, the order is reversed:</text:p>
      <text:p text:style-name="P4"/>
      <text:p text:style-name="P4"><text:tab/><text:span text:style-name="T3">(a, b, c) (A, B, C): &lt;proof&gt;<text:tab/><text:tab/>becomes<text:tab/>(A, B, C) (a, b, c): &lt;proof&gt;</text:span></text:p>
      <text:p text:style-name="P4"/>
      <text:p text:style-name="P6">The interpretation of type membership:</text:p>
      <text:p text:style-name="P6"/>
      <text:p text:style-name="P6"><text:tab/>a : A<text:tab/><text:tab/>becomes<text:tab/><text:tab/>A(a)<text:tab/>instead of<text:tab/>a(A)</text:p>
      <text:p text:style-name="P4"/>
      <text:p text:style-name="P4">In this dual interpretation, when two types `A` and `B` are equal,<text:line-break/>there is an equality between every member of these two types.</text:p>
      <text:p text:style-name="P4"/>
      <text:p text:style-name="P5">This means that one can model a singleton type `A` which has only one member.</text:p>
      <text:p text:style-name="P5"><text:span text:style-name="T3">Therefore, if any variable `x : A`, then `y : A` is sufficient to prove `x = y`.</text:span></text:p>
      <text:p text:style-name="P5"/>
      <text:p text:style-name="P6">The semantics of this interpretation corresponds to the notation of a “mere proposition”<text:span text:style-name="T1"><text:reference-ref text:reference-format="text" text:ref-name="mere proposition">[6]</text:reference-ref></text:span><text:line-break/>in the language of Homotopy Type Theory<text:span text:style-name="T1"><text:reference-ref text:reference-format="text" text:ref-name="homotopy type theory">[7]</text:reference-ref></text:span>.</text:p>
      <text:p text:style-name="P6"/>
      <text:h text:style-name="P9" text:outline-level="3">References:</text:h>
      <text:p text:style-name="P7"/>
      <text:p text:style-name="P7"><text:reference-mark-start text:name="dual"/>[1]<text:reference-mark-end text:name="dual"/><text:tab/>“Dual (category theory)”</text:p>
      <text:p text:style-name="P7"><text:tab/>Wikipedia</text:p>
      <text:p text:style-name="P7"><text:tab/><text:a xlink:type="simple" xlink:href="https://en.wikipedia.org/wiki/Dual_%28category_theory%29" text:style-name="Internet_20_link" text:visited-style-name="Visited_20_Internet_20_Link"><text:span text:style-name="T4">https://en.wikipedia.org/wiki/Dual_%28category_theory%29</text:span></text:a></text:p>
      <text:p text:style-name="P7"/>
      <text:p text:style-name="P7"><text:reference-mark-start text:name="category theory"/>[2]<text:reference-mark-end text:name="category theory"/><text:tab/>“Category theory”</text:p>
      <text:p text:style-name="P7"><text:tab/>Wikipedia</text:p>
      <text:p text:style-name="P7"><text:tab/><text:a xlink:type="simple" xlink:href="https://en.wikipedia.org/wiki/Category_theory" text:style-name="Internet_20_link" text:visited-style-name="Visited_20_Internet_20_Link"><text:span text:style-name="T4">https://en.wikipedia.org/wiki/Category_theory</text:span></text:a></text:p>
      <text:p text:style-name="P7"/>
      <text:p text:style-name="P7"><text:reference-mark-start text:name="opposite category"/>[3]<text:reference-mark-end text:name="opposite category"/><text:tab/>“Opposite category”</text:p>
      <text:p text:style-name="P7"><text:tab/>Wikipedia</text:p>
      <text:p text:style-name="P7"><text:tab/><text:a xlink:type="simple" xlink:href="https://en.wikipedia.org/wiki/Opposite_category" text:style-name="Internet_20_link" text:visited-style-name="Visited_20_Internet_20_Link"><text:span text:style-name="T4">https://en.wikipedia.org/wiki/Opposite_category</text:span></text:a></text:p>
      <text:p text:style-name="P7"/>
      <text:p text:style-name="P7"><text:reference-mark-start text:name="path semantical logic"/>[4]<text:reference-mark-end text:name="path semantical logic"/><text:tab/>“Path Semantical Logic”</text:p>
      <text:p text:style-name="P7"><text:tab/>AdvancedResearch, reading sequence on Path Semantics</text:p>
      <text:p text:style-name="P7"><text:tab/><text:a xlink:type="simple" xlink:href="https://github.com/advancedresearch/path_semantics/blob/master/sequences.md#path-semantical-logic" text:style-name="Internet_20_link" text:visited-style-name="Visited_20_Internet_20_Link"><text:span text:style-name="T4">https://github.com/advancedresearch/path_semantics/blob/master/sequences.md#path-semantical-logic</text:span></text:a></text:p>
      <text:p text:style-name="P7"/>
      <text:p text:style-name="P7"><text:reference-mark-start text:name="propositional calculus"/>[5]<text:reference-mark-end text:name="propositional calculus"/><text:tab/>“Propositional calculus”</text:p>
      <text:p text:style-name="P7"><text:tab/>Wikipedia</text:p>
      <text:p text:style-name="P7"><text:tab/><text:a xlink:type="simple" xlink:href="https://en.wikipedia.org/wiki/Propositional_calculus" text:style-name="Internet_20_link" text:visited-style-name="Visited_20_Internet_20_Link"><text:span text:style-name="T4">https://en.wikipedia.org/wiki/Propositional_calculus</text:span></text:a></text:p>
      <text:p text:style-name="P7"/>
      <text:p text:style-name="P8"><text:reference-mark-start text:name="mere proposition"/>[6]<text:reference-mark-end text:name="mere proposition"/><text:tab/>“mere proposition”</text:p>
      <text:p text:style-name="P8"><text:tab/>nLab</text:p>
      <text:p text:style-name="P8"><text:tab/><text:a xlink:type="simple" xlink:href="https://ncatlab.org/nlab/show/mere+proposition" text:style-name="Internet_20_link" text:visited-style-name="Visited_20_Internet_20_Link"><text:span text:style-name="T4">https://ncatlab.org/nlab/show/mere+proposition</text:span></text:a></text:p>
      <text:p text:style-name="P8"/>
      <text:p text:style-name="P8"><text:reference-mark-start text:name="homotopy type theory"/>[7]<text:reference-mark-end text:name="homotopy type theory"/><text:tab/>“Homotopy Type Theory”</text:p>
      <text:p text:style-name="P8"><text:tab/>Homotopy Type Theory and Univalent Foundations</text:p>
      <text:p text:style-name="P8"><text:tab/><text:a xlink:type="simple" xlink:href="https://homotopytypetheory.org/" text:style-name="Internet_20_link" text:visited-style-name="Visited_20_Internet_20_Link"><text:span text:style-name="T4">https://homotopytypetheory.org/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9-16T22:01:36.296327000</meta:creation-date>
    <dc:date>2020-09-16T22:50:42.064901000</dc:date>
    <meta:editing-duration>PT7M14S</meta:editing-duration>
    <meta:editing-cycles>1</meta:editing-cycles>
    <meta:document-statistic meta:table-count="0" meta:image-count="0" meta:object-count="0" meta:page-count="2" meta:paragraph-count="42" meta:word-count="321" meta:character-count="2257" meta:non-whitespace-character-count="1954"/>
    <meta:generator>LibreOffice/5.1.2.2$MacOSX_X86_64 LibreOffice_project/d3bf12ecb743fc0d20e0be0c58ca359301eb705f</meta:generator>
  </office:meta>
</office:document-meta>
</file>